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office:value-type="string" table:number-columns-spanned="6" table:number-rows-spanned="1">
            <text:p>Tæller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style-name="ce3" office:value-type="string" table:number-columns-spanned="7" table:number-rows-spanned="1">
            <text:p>Display 1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style-name="ce3" office:value-type="string" table:number-columns-spanned="7" table:number-rows-spanned="1">
            <text:p>Display 2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03"/>
        </table:table-row>
        <table:table-row table:style-name="ro2">
          <table:table-cell table:style-name="ce1" office:value-type="string">
            <text:p>Dæmpning</text:p>
          </table:table-cell>
          <table:table-cell table:style-name="ce4" office:value-type="string">
            <text:p>2^5 (32)</text:p>
          </table:table-cell>
          <table:table-cell table:style-name="ce1" office:value-type="string">
            <text:p>2^4 (16)</text:p>
          </table:table-cell>
          <table:table-cell table:style-name="ce1" office:value-type="string">
            <text:p>2^3 (8)</text:p>
          </table:table-cell>
          <table:table-cell table:style-name="ce1" office:value-type="string">
            <text:p>2^2 (4)</text:p>
          </table:table-cell>
          <table:table-cell table:style-name="ce1" office:value-type="string">
            <text:p>2^1 (2)</text:p>
          </table:table-cell>
          <table:table-cell table:style-name="ce8" office:value-type="string">
            <text:p>2^0 (1)</text:p>
          </table:table-cell>
          <table:table-cell table:style-name="ce4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8" office:value-type="string">
            <text:p>g</text:p>
          </table:table-cell>
          <table:table-cell table:style-name="ce4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8" office:value-type="string">
            <text:p>g</text:p>
          </table:table-cell>
          <table:table-cell table:number-columns-repeated="1003"/>
        </table:table-row>
        <table:table-row table:style-name="ro2">
          <table:table-cell table:formula="of:=[.G3]*1+[.F3]*2+[.E3]*4+[.D3]*8+[.C3]*16+[.B3]*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]*1+[.F4]*2+[.E4]*4+[.D4]*8+[.C4]*16+[.B4]*3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5]*1+[.F5]*2+[.E5]*4+[.D5]*8+[.C5]*16+[.B5]*3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6]*1+[.F6]*2+[.E6]*4+[.D6]*8+[.C6]*16+[.B6]*3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7]*1+[.F7]*2+[.E7]*4+[.D7]*8+[.C7]*16+[.B7]*3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8]*1+[.F8]*2+[.E8]*4+[.D8]*8+[.C8]*16+[.B8]*32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9]*1+[.F9]*2+[.E9]*4+[.D9]*8+[.C9]*16+[.B9]*32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0]*1+[.F10]*2+[.E10]*4+[.D10]*8+[.C10]*16+[.B10]*32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1]*1+[.F11]*2+[.E11]*4+[.D11]*8+[.C11]*16+[.B11]*32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2]*1+[.F12]*2+[.E12]*4+[.D12]*8+[.C12]*16+[.B12]*32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3]*1+[.F13]*2+[.E13]*4+[.D13]*8+[.C13]*16+[.B13]*32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4]*1+[.F14]*2+[.E14]*4+[.D14]*8+[.C14]*16+[.B14]*32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5]*1+[.F15]*2+[.E15]*4+[.D15]*8+[.C15]*16+[.B15]*32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6]*1+[.F16]*2+[.E16]*4+[.D16]*8+[.C16]*16+[.B16]*32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7]*1+[.F17]*2+[.E17]*4+[.D17]*8+[.C17]*16+[.B17]*32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8]*1+[.F18]*2+[.E18]*4+[.D18]*8+[.C18]*16+[.B18]*32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9]*1+[.F19]*2+[.E19]*4+[.D19]*8+[.C19]*16+[.B19]*32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0]*1+[.F20]*2+[.E20]*4+[.D20]*8+[.C20]*16+[.B20]*32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1]*1+[.F21]*2+[.E21]*4+[.D21]*8+[.C21]*16+[.B21]*32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2]*1+[.F22]*2+[.E22]*4+[.D22]*8+[.C22]*16+[.B22]*32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3]*1+[.F23]*2+[.E23]*4+[.D23]*8+[.C23]*16+[.B23]*32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4]*1+[.F24]*2+[.E24]*4+[.D24]*8+[.C24]*16+[.B24]*32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5]*1+[.F25]*2+[.E25]*4+[.D25]*8+[.C25]*16+[.B25]*32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6]*1+[.F26]*2+[.E26]*4+[.D26]*8+[.C26]*16+[.B26]*32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7]*1+[.F27]*2+[.E27]*4+[.D27]*8+[.C27]*16+[.B27]*32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8]*1+[.F28]*2+[.E28]*4+[.D28]*8+[.C28]*16+[.B28]*32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9]*1+[.F29]*2+[.E29]*4+[.D29]*8+[.C29]*16+[.B29]*32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0]*1+[.F30]*2+[.E30]*4+[.D30]*8+[.C30]*16+[.B30]*32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1]*1+[.F31]*2+[.E31]*4+[.D31]*8+[.C31]*16+[.B31]*32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2]*1+[.F32]*2+[.E32]*4+[.D32]*8+[.C32]*16+[.B32]*32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3]*1+[.F33]*2+[.E33]*4+[.D33]*8+[.C33]*16+[.B33]*32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4]*1+[.F34]*2+[.E34]*4+[.D34]*8+[.C34]*16+[.B34]*32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5]*1+[.F35]*2+[.E35]*4+[.D35]*8+[.C35]*16+[.B35]*32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6]*1+[.F36]*2+[.E36]*4+[.D36]*8+[.C36]*16+[.B36]*32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7]*1+[.F37]*2+[.E37]*4+[.D37]*8+[.C37]*16+[.B37]*32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8]*1+[.F38]*2+[.E38]*4+[.D38]*8+[.C38]*16+[.B38]*32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9]*1+[.F39]*2+[.E39]*4+[.D39]*8+[.C39]*16+[.B39]*32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0]*1+[.F40]*2+[.E40]*4+[.D40]*8+[.C40]*16+[.B40]*32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1]*1+[.F41]*2+[.E41]*4+[.D41]*8+[.C41]*16+[.B41]*32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2]*1+[.F42]*2+[.E42]*4+[.D42]*8+[.C42]*16+[.B42]*32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3]*1+[.F43]*2+[.E43]*4+[.D43]*8+[.C43]*16+[.B43]*32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4]*1+[.F44]*2+[.E44]*4+[.D44]*8+[.C44]*16+[.B44]*32" office:value-type="float" office:value="41">
            <text:p>4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5]*1+[.F45]*2+[.E45]*4+[.D45]*8+[.C45]*16+[.B45]*32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6]*1+[.F46]*2+[.E46]*4+[.D46]*8+[.C46]*16+[.B46]*32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7]*1+[.F47]*2+[.E47]*4+[.D47]*8+[.C47]*16+[.B47]*32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8]*1+[.F48]*2+[.E48]*4+[.D48]*8+[.C48]*16+[.B48]*32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9]*1+[.F49]*2+[.E49]*4+[.D49]*8+[.C49]*16+[.B49]*32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50]*1+[.F50]*2+[.E50]*4+[.D50]*8+[.C50]*16+[.B50]*32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51]*1+[.F51]*2+[.E51]*4+[.D51]*8+[.C51]*16+[.B51]*32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52]*1+[.F52]*2+[.E52]*4+[.D52]*8+[.C52]*16+[.B52]*32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2" table:number-rows-repeated="14">
          <table:table-cell/>
          <table:table-cell table:style-name="ce5"/>
          <table:table-cell table:number-columns-repeated="4"/>
          <table:table-cell table:style-name="ce9"/>
          <table:table-cell table:style-name="ce5"/>
          <table:table-cell table:number-columns-repeated="5"/>
          <table:table-cell table:style-name="ce9"/>
          <table:table-cell table:style-name="ce5"/>
          <table:table-cell table:number-columns-repeated="5"/>
          <table:table-cell table:style-name="ce9"/>
          <table:table-cell table:number-columns-repeated="100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-12-2010</text:date>, <text:time>22:14:4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Hansen</meta:initial-creator>
    <meta:creation-date>2010-12-02T21:51:45</meta:creation-date>
    <dc:date>2010-12-02T22:14:43</dc:date>
    <dc:creator>Jonas Hansen</dc:creator>
    <meta:editing-duration>PT00H23M00S</meta:editing-duration>
    <meta:editing-cycles>4</meta:editing-cycles>
    <meta:generator>OpenOffice.org/3.2$Linux OpenOffice.org_project/320m19$Build-9505</meta:generator>
    <meta:document-statistic meta:table-count="3" meta:cell-count="1074" meta:object-count="0"/>
  </office:meta>
</office:document-meta>
</file>